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paragraph-properties fo:line-height="200%"/>
      <style:text-properties style:font-name="Times New Roman" officeooo:rsid="001fdca7" officeooo:paragraph-rsid="001fdca7"/>
    </style:style>
    <style:style style:name="P2" style:family="paragraph" style:parent-style-name="Subtitle">
      <style:paragraph-properties fo:line-height="200%"/>
      <style:text-properties style:font-name="Times New Roman" officeooo:paragraph-rsid="001fdca7"/>
    </style:style>
    <style:style style:name="P3" style:family="paragraph" style:parent-style-name="Text_20_body">
      <style:paragraph-properties fo:line-height="200%"/>
      <style:text-properties style:font-name="Times New Roman" officeooo:paragraph-rsid="001fdca7"/>
    </style:style>
    <style:style style:name="P4" style:family="paragraph" style:parent-style-name="Heading_20_1">
      <style:text-properties officeooo:rsid="002d5739" officeooo:paragraph-rsid="002d5739"/>
    </style:style>
    <style:style style:name="P5" style:family="paragraph" style:parent-style-name="Text_20_body">
      <style:text-properties officeooo:paragraph-rsid="002d5739"/>
    </style:style>
    <style:style style:name="P6" style:family="paragraph" style:parent-style-name="Text_20_body" style:list-style-name="L1">
      <style:paragraph-properties fo:line-height="200%"/>
      <style:text-properties style:font-name="Times New Roman" officeooo:rsid="00215897" officeooo:paragraph-rsid="00215897"/>
    </style:style>
    <style:style style:name="P7" style:family="paragraph" style:parent-style-name="Text_20_body" style:list-style-name="L2">
      <style:paragraph-properties fo:line-height="200%"/>
      <style:text-properties style:font-name="Times New Roman" officeooo:rsid="00216f6a" officeooo:paragraph-rsid="002b8c96"/>
    </style:style>
    <style:style style:name="P8" style:family="paragraph" style:parent-style-name="Text_20_body" style:list-style-name="L2">
      <style:paragraph-properties fo:line-height="200%"/>
      <style:text-properties style:font-name="Times New Roman" officeooo:rsid="0022288d" officeooo:paragraph-rsid="002b8c96"/>
    </style:style>
    <style:style style:name="P9" style:family="paragraph" style:parent-style-name="Text_20_body" style:list-style-name="L2">
      <style:paragraph-properties fo:line-height="200%"/>
      <style:text-properties style:font-name="Times New Roman" officeooo:rsid="0022cc3d" officeooo:paragraph-rsid="002b8c96"/>
    </style:style>
    <style:style style:name="P10" style:family="paragraph" style:parent-style-name="Text_20_body" style:list-style-name="L3">
      <style:paragraph-properties fo:line-height="200%"/>
      <style:text-properties style:font-name="Times New Roman" officeooo:rsid="00273ba0" officeooo:paragraph-rsid="002b8c96"/>
    </style:style>
    <style:style style:name="P11" style:family="paragraph" style:parent-style-name="Text_20_body" style:list-style-name="L4">
      <style:paragraph-properties fo:line-height="200%"/>
      <style:text-properties style:font-name="Times New Roman" officeooo:rsid="00275b53" officeooo:paragraph-rsid="002b8c96"/>
    </style:style>
    <style:style style:name="P12" style:family="paragraph" style:parent-style-name="Text_20_body" style:list-style-name="L5">
      <style:paragraph-properties fo:line-height="200%"/>
      <style:text-properties style:font-name="Times New Roman" officeooo:rsid="0029862e" officeooo:paragraph-rsid="002b8c96"/>
    </style:style>
    <style:style style:name="P13" style:family="paragraph" style:parent-style-name="Text_20_body">
      <style:text-properties officeooo:rsid="002ba826" officeooo:paragraph-rsid="002ba826"/>
    </style:style>
    <style:style style:name="P14" style:family="paragraph" style:parent-style-name="Text_20_body">
      <style:paragraph-properties fo:line-height="200%"/>
      <style:text-properties style:font-name="Times New Roman" officeooo:rsid="002a74e4" officeooo:paragraph-rsid="002b8c96"/>
    </style:style>
    <style:style style:name="P15" style:family="paragraph" style:parent-style-name="Text_20_body">
      <style:paragraph-properties fo:line-height="200%"/>
      <style:text-properties style:font-name="Times New Roman" officeooo:rsid="002a74e4" officeooo:paragraph-rsid="002a74e4"/>
    </style:style>
    <style:style style:name="T1" style:family="text">
      <style:text-properties officeooo:rsid="001fdca7"/>
    </style:style>
    <style:style style:name="T2" style:family="text">
      <style:text-properties officeooo:rsid="001c8fe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Regulating Autonomous Systems</text:p>
      <text:p text:style-name="P2">Alex Shah</text:p>
      <text:p text:style-name="P2">EN.695.741.81.SP25 Information Assurance Analysis</text:p>
      <text:p text:style-name="P2">Mod <text:span text:style-name="T1">8</text:span> Assignment</text:p>
      <text:p text:style-name="P2"><text:span text:style-name="T2">March </text:span><text:span text:style-name="T1">20</text:span>, 2025</text:p>
      <text:p text:style-name="P3"/>
      <text:p text:style-name="P3"/>
      <text:p text:style-name="P3"/>
      <text:p text:style-name="P3"/>
      <text:h text:style-name="P4" text:outline-level="1"><text:soft-page-break/>TOC</text:h>
      <text:p text:style-name="P5"/>
      <text:h text:style-name="Heading_20_1" text:outline-level="1">Introduction</text:h>
      <text:list xml:id="list374404279" text:style-name="L1">
        <text:list-item>
          <text:p text:style-name="P6">Should autonomous systems be regulated by governments?</text:p>
        </text:list-item>
      </text:list>
      <text:list text:style-name="L2">
        <text:list-item>
          <text:p text:style-name="P7">susan athey talk</text:p>
          <text:list>
            <text:list-item>
              <text:p text:style-name="P7">train every week on new data, piano correlates to cats this week but not in real life</text:p>
            </text:list-item>
            <text:list-item>
              <text:p text:style-name="P7">need interpretable models for future as it changes</text:p>
            </text:list-item>
          </text:list>
        </text:list-item>
        <text:list-item>
          <text:p text:style-name="P7">The Role of Transparency in Recommender Systems</text:p>
          <text:list>
            <text:list-item>
              <text:p text:style-name="P8">users trust transparent recommendations</text:p>
            </text:list-item>
            <text:list-item>
              <text:p text:style-name="P8">less likely to trust the more closed off, big the decision is</text:p>
            </text:list-item>
          </text:list>
        </text:list-item>
        <text:list-item>
          <text:p text:style-name="P8">Blind Justice: Fairness with Encrypted Sensitive Attributes</text:p>
          <text:list>
            <text:list-item>
              <text:p text:style-name="P9">autonomous systems might discriminate based on sensitive attributes</text:p>
              <text:list>
                <text:list-item>
                  <text:p text:style-name="P9">direct or indirect, inferred or discovered/reconstructed</text:p>
                </text:list-item>
              </text:list>
            </text:list-item>
          </text:list>
        </text:list-item>
      </text:list>
      <text:list xml:id="list134218203800994" text:continue-list="list374404279" text:style-name="L1">
        <text:list-item>
          <text:p text:style-name="P6">What are the legal implications of autonomy?</text:p>
        </text:list-item>
      </text:list>
      <text:list text:style-name="L3">
        <text:list-item>
          <text:p text:style-name="P10">use of private data, collecting, etc</text:p>
        </text:list-item>
        <text:list-item>
          <text:p text:style-name="P10">liability and fault/accountability</text:p>
          <text:list>
            <text:list-item>
              <text:p text:style-name="P10">explainability, transparency</text:p>
            </text:list-item>
          </text:list>
        </text:list-item>
      </text:list>
      <text:list xml:id="list134217212165640" text:continue-list="list134218203800994" text:style-name="L1">
        <text:list-item>
          <text:p text:style-name="P6">How do you ensure the fairness, accountability, and transparency of AI decisions?</text:p>
        </text:list-item>
      </text:list>
      <text:list text:style-name="L4">
        <text:list-item>
          <text:p text:style-name="P11"><text:soft-page-break/>dosh 2017 independent explainable system</text:p>
        </text:list-item>
        <text:list-item>
          <text:p text:style-name="P11">transparency requirements for trust</text:p>
        </text:list-item>
      </text:list>
      <text:list xml:id="list134217863873487" text:continue-list="list134217212165640" text:style-name="L1">
        <text:list-item>
          <text:p text:style-name="P6">Who is responsible for the decision of an autonomous system?</text:p>
        </text:list-item>
      </text:list>
      <text:list text:style-name="L5">
        <text:list-item>
          <text:p text:style-name="P12">top down, company who makes ai product, then user, then body regulating</text:p>
        </text:list-item>
      </text:list>
      <text:list text:continue-list="list134217863873487" text:style-name="L1">
        <text:list-item>
          <text:p text:style-name="P6">ChatGPT output has been described as "competent, but empty". Based on your answer and ChatGPT's answer, do you believe that is true.  Support your reasoning.</text:p>
        </text:list-item>
      </text:list>
      <text:h text:style-name="Heading_20_1" text:outline-level="1">Conclusion</text:h>
      <text:h text:style-name="Heading_20_1" text:outline-level="1">References</text:h>
      <text:p text:style-name="P13">Susan athey talk</text:p>
      <text:p text:style-name="P13">doshi 2017</text:p>
      <text:p text:style-name="P13">The Role of Transparency in Recommender Systems</text:p>
      <text:p text:style-name="P13">Blind Justice: Fairness with Encrypted Sensitive Attributes</text:p>
      <text:h text:style-name="Heading_20_1" text:outline-level="1">Appendix</text:h>
      <text:p text:style-name="P14">Response from ChatGPT:</text:p>
      <text:p text:style-name="P14">These are really important and complex questions that touch on technology, ethics, and law. Let's break them down one by one:</text:p>
      <text:p text:style-name="P14">1. Should autonomous systems be regulated by governments?</text:p>
      <text:p text:style-name="P14">Yes, autonomous systems should be regulated by governments. Regulation is necessary to ensure that these systems are used safely, ethically, and transparently. Without regulation, there are risks of harm to individuals, society, and the environment. Governments can help set standards for development, <text:soft-page-break/>testing, and deployment, and provide oversight to ensure that autonomous systems comply with legal and ethical norms. Regulation also plays a crucial role in addressing concerns like privacy, data security, safety, and discrimination that might arise from AI-powered systems.</text:p>
      <text:p text:style-name="P14">However, the challenge lies in balancing innovation with the need for regulation, as overly stringent rules could stifle technological advancement.</text:p>
      <text:p text:style-name="P14">3. How do you ensure the fairness, accountability, and transparency of AI decisions?</text:p>
      <text:p text:style-name="P14">Ensuring fairness, accountability, and transparency in AI decisions requires a multi-pronged approach:</text:p>
      <text:p text:style-name="P14"><text:s text:c="4"/>• Fairness: This involves addressing biases in the data and algorithms used to train AI systems. Regular audits, diverse datasets, and designing algorithms that minimize biases can help create fairer outcomes. Fairness also involves considering how AI decisions affect different demographic groups and ensuring that no group is unfairly disadvantaged.</text:p>
      <text:p text:style-name="P14"><text:s text:c="4"/>• Accountability: Developers and organizations using autonomous systems should have clear accountability mechanisms in place. This means establishing legal and ethical responsibilities for the system’s performance and outcomes. It also involves having a clear chain of command for decision-making and actions taken by autonomous systems.</text:p>
      <text:p text:style-name="P14"><text:s text:c="4"/>• Transparency: Transparency involves making the decision-making processes of autonomous systems clear to the public, stakeholders, and users. This can be done through explainable AI (XAI), which ensures that decisions made by AI can be traced and understood by humans. It also means being open about how the system was trained and what data was used, ensuring that users know how the AI works and how its outcomes are determined.</text:p>
      <text:p text:style-name="P14">4. Who is responsible for the decision of an autonomous system?</text:p>
      <text:p text:style-name="P14"><text:soft-page-break/>The responsibility for the decisions of an autonomous system is a grey area. Several parties could be held accountable:</text:p>
      <text:p text:style-name="P14"><text:s text:c="4"/>• Manufacturers and Developers: They could be held responsible if the system is faulty, has been poorly designed, or hasn’t been adequately tested. They are also responsible for ensuring that systems are safe and secure.</text:p>
      <text:p text:style-name="P14"><text:s text:c="4"/>• Operators: In some cases, those who deploy and operate the autonomous systems may be responsible, especially if they fail to follow proper procedures or mismanage the system.</text:p>
      <text:p text:style-name="P14"><text:s text:c="4"/>• Governments: In the event of harm or societal disruption, governments may need to step in to ensure that appropriate regulations were followed, and laws were enforced.</text:p>
      <text:p text:style-name="P14"><text:s text:c="4"/>• The Autonomous System: This is a tricky question, and in most legal systems, machines themselves are not held accountable in the way humans are. However, some suggest that there may need to be new frameworks where autonomous systems are treated differently in terms of accountability, particularly for issues like data processing and decision-making.</text:p>
      <text:p text:style-name="P14">In conclusion, the legal and ethical landscape for autonomous systems is still evolving. It will require collaboration between governments, developers, and society to ensure that AI benefits everyone and is used responsibly.</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Regulating Autonomous Systems<text:tab/><text:tab/><text:page-number text:select-page="current">5</text:page-number></text:p>
      </style:header>
      <style:footer>
        <text:p text:style-name="MP1"/>
      </style:footer>
      <style:footer-left>
        <text:p text:style-name="MP2"><text:bookmark text:name="PageNumWizard_FOOTER_Default Page Style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3:27:06.147924000</meta:creation-date>
    <dc:date>2025-03-21T13:42:16.129144000</dc:date>
    <meta:editing-duration>PT2H27M39S</meta:editing-duration>
    <meta:editing-cycles>15</meta:editing-cycles>
    <meta:generator>LibreOffice/25.2.0.3$MacOSX_AARCH64 LibreOffice_project/e1cf4a87eb02d755bce1a01209907ea5ddc8f069</meta:generator>
    <meta:document-statistic meta:table-count="0" meta:image-count="0" meta:object-count="0" meta:page-count="5" meta:paragraph-count="53" meta:word-count="760" meta:character-count="5081" meta:non-whitespace-character-count="4364"/>
  </office:meta>
</office:document-meta>
</file>